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929in"/>
    </style:style>
    <style:style style:name="co2" style:family="table-column">
      <style:table-column-properties fo:break-before="auto" style:column-width="0.698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Counterexample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5354in" fo:min-width="5.387in" fo:padding-top="0.0512in" fo:padding-bottom="0.0512in" fo:padding-left="0.0984in" fo:padding-right="0.0984in" fo:wrap-option="wrap" draw:shadow="hidden" draw:shadow-offset-x="0.0394in" draw:shadow-offset-y="0.0394in" draw:shadow-color="#808080" draw:caption-escape-direction="auto"/>
      <style:paragraph-properties style:writing-mode="lr-tb"/>
    </style:style>
    <style:style style:name="gr2" style:family="graphic">
      <style:graphic-properties draw:stroke="solid" svg:stroke-width="0.0102in" svg:stroke-color="#000000" draw:marker-start="Arrowheads_20_1" draw:marker-start-width="0.0787in" draw:marker-start-center="false" draw:stroke-linejoin="miter" draw:fill="solid" draw:fill-color="#ffffc0" draw:textarea-horizontal-align="justify" draw:textarea-vertical-align="top" draw:auto-grow-height="false" draw:auto-grow-width="false" fo:min-height="0.535in" fo:min-width="5.387in" fo:padding-top="0.0512in" fo:padding-bottom="0.0512in" fo:padding-left="0.0984in" fo:padding-right="0.0984in" fo:wrap-option="wrap" draw:shadow="hidden" draw:shadow-offset-x="0.0394in" draw:shadow-offset-y="0.0394in" draw:shadow-color="#808080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Counterexampl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Actual_Speed.val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09090909090909" calcext:value-type="float">
            <office:annotation draw:style-name="gr1" draw:text-style-name="P2" svg:width="5.5839in" svg:height="0.6378in" svg:x="6.6961in" svg:y="0.4248in" draw:caption-point-x="-0.2134in" draw:caption-point-y="0.1102in">
              <dc:date>2024-10-06T00:00:00</dc:date>
              <text:p text:style-name="P1"><text:span text:style-name="T1">9.09090909090909090909...</text:span></text:p>
            </office:annotation>
            <text:p>9.090909090909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tual_Tire_Pitch.v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tate_Signal.va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rget_Speed.val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arget_Tire_Pitch.v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[G_car_1] actual speed is less than constant target speed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_TOP.AXL..ASSUME.HIS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_TOP.CNTRL..ASSUME.HIS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_TOP.SM..ASSUME.HIS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_TOP.THROT..ASSUME.HIS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nst_tar_speed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AX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XL..ASSUME.HIS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XL.Actual_Tire_Direction.v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XL.Speed.val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2" table:style-name="ce3" office:value-type="float" office:value="46" calcext:value-type="float">
            <text:p>4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XL.Target_Tire_Direction.val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CNTR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NTRL..ASSUME.HIS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NTRL.Actual.val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09090909090909" calcext:value-type="float">
            <office:annotation draw:style-name="gr1" draw:text-style-name="P2" svg:width="5.5839in" svg:height="0.6378in" svg:x="6.6961in" svg:y="3.9665in" draw:caption-point-x="-0.2134in" draw:caption-point-y="0.1102in">
              <dc:date>2024-10-06T00:00:00</dc:date>
              <text:p text:style-name="P1"><text:span text:style-name="T1">9.09090909090909090909...</text:span></text:p>
            </office:annotation>
            <text:p>9.090909090909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NTRL.Actuator_Input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.09090909090909" calcext:value-type="float">
            <office:annotation draw:style-name="gr1" draw:text-style-name="P2" svg:width="5.5839in" svg:height="0.6378in" svg:x="6.6961in" svg:y="4.1433in" draw:caption-point-x="-0.2134in" draw:caption-point-y="0.1106in">
              <dc:date>2024-10-06T00:00:00</dc:date>
              <text:p text:style-name="P1"><text:span text:style-name="T1">-9.09090909090909090909...</text:span></text:p>
            </office:annotation>
            <text:p>-9.090909090909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NTRL.Target.val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NTRL.e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.09090909090909" calcext:value-type="float">
            <office:annotation draw:style-name="gr1" draw:text-style-name="P2" svg:width="5.5839in" svg:height="0.6378in" svg:x="6.6961in" svg:y="4.4976in" draw:caption-point-x="-0.2134in" draw:caption-point-y="0.1102in">
              <dc:date>2024-10-06T00:00:00</dc:date>
              <text:p text:style-name="P1"><text:span text:style-name="T1">-9.09090909090909090909...</text:span></text:p>
            </office:annotation>
            <text:p>-9.090909090909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NTRL.e_dot</text:p>
          </table:table-cell>
          <table:table-cell table:style-name="ce2" office:value-type="float" office:value="-110" calcext:value-type="float">
            <text:p>-1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-0.909090909090909" calcext:value-type="float">
            <office:annotation draw:style-name="gr1" draw:text-style-name="P2" svg:width="5.5839in" svg:height="0.6378in" svg:x="6.6961in" svg:y="4.6748in" draw:caption-point-x="-0.2134in" draw:caption-point-y="0.1102in">
              <dc:date>2024-10-06T00:00:00</dc:date>
              <text:p text:style-name="P1"><text:span text:style-name="T1">-0.90909090909090909090...</text:span></text:p>
            </office:annotation>
            <text:p>-0.9090909090909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NTRL.e_int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9.0909090909091" calcext:value-type="float">
            <office:annotation draw:style-name="gr1" draw:text-style-name="P2" svg:width="5.5839in" svg:height="0.6378in" svg:x="6.6961in" svg:y="4.852in" draw:caption-point-x="-0.2134in" draw:caption-point-y="0.1102in">
              <dc:date>2024-10-06T00:00:00</dc:date>
              <text:p text:style-name="P1"><text:span text:style-name="T1">-19.09090909090909090909...</text:span></text:p>
            </office:annotation>
            <text:p>-19.090909090909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NTRL.u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.09090909090909" calcext:value-type="float">
            <office:annotation draw:style-name="gr1" draw:text-style-name="P2" svg:width="5.5839in" svg:height="0.6378in" svg:x="6.6961in" svg:y="5.0287in" draw:caption-point-x="-0.2134in" draw:caption-point-y="0.1102in">
              <dc:date>2024-10-06T00:00:00</dc:date>
              <text:p text:style-name="P1"><text:span text:style-name="T1">-9.09090909090909090909...</text:span></text:p>
            </office:annotation>
            <text:p>-9.09090909090909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S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M..ASSUME.HIS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M.State_Out.val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THRO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HROT..ASSUME.HIST</text:p>
          </table:table-cell>
          <table:table-cell table:style-name="ce2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style-name="ce3" table:formula="of:=TRUE()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ROT.Actual.val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09090909090909" calcext:value-type="float">
            <office:annotation draw:style-name="gr1" draw:text-style-name="P2" svg:width="5.5839in" svg:height="0.6378in" svg:x="6.6961in" svg:y="6.4457in" draw:caption-point-x="-0.2134in" draw:caption-point-y="0.1102in">
              <dc:date>2024-10-06T00:00:00</dc:date>
              <text:p text:style-name="P1"><text:span text:style-name="T1">9.09090909090909090909...</text:span></text:p>
            </office:annotation>
            <text:p>9.0909090909090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HROT.Actuator_Input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9.09090909090909" calcext:value-type="float">
            <office:annotation draw:style-name="gr2" draw:text-style-name="P2" svg:width="5.5839in" svg:height="0.6374in" svg:x="6.6961in" svg:y="6.6228in" draw:caption-point-x="-0.2134in" draw:caption-point-y="0.1102in">
              <dc:date>2024-10-06T00:00:00</dc:date>
              <text:p text:style-name="P1"><text:span text:style-name="T1">-9.09090909090909090909...</text:span></text:p>
            </office:annotation>
            <text:p>-9.09090909090909</text:p>
          </table:table-cell>
          <table:table-cell table:number-columns-repeated="60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ltr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unterexample" style:display-name="PageStyle_Counterex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20" meta:object-count="0"/>
    <meta:generator>LibreOffice/6.4.7.2$Linux_X86_64 LibreOffice_project/40$Build-2</meta:generator>
  </office:meta>
</office:document-meta>
</file>